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018cm" fo:min-width="6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15cm" fo:min-width="5cm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1.15cm" fo:min-width="5cm"/>
    </style:style>
    <style:style style:name="gr5" style:family="graphic" style:parent-style-name="standard">
      <style:graphic-properties draw:fill-color="#ffaa95" draw:textarea-horizontal-align="justify" draw:textarea-vertical-align="middle" draw:auto-grow-height="false" fo:min-height="5.902cm" fo:min-width="6.148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aa95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13cm" svg:x="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404cm" svg:height="0.962cm" svg:x="3.696cm" svg:y="14.2cm">
          <draw:text-box>
            <text:p text:style-name="P2">data page (8 kB)</text:p>
          </draw:text-box>
        </draw:frame>
        <draw:g>
          <draw:custom-shape draw:style-name="gr3" draw:text-style-name="P4" draw:layer="layout" svg:width="5.5cm" svg:height="1.4cm" svg:x="2.8cm" svg:y="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3.2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4.7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cm" svg:y="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6.2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cm" svg:y="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7.7cm">
            <draw:text-box>
              <text:p text:style-name="P2">valid tuple</text:p>
            </draw:text-box>
          </draw:frame>
        </draw:g>
        <draw:custom-shape draw:style-name="gr1" draw:text-style-name="P1" draw:layer="layout" svg:width="7.5cm" svg:height="13cm" svg:x="11.401cm" svg:y="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404cm" svg:height="0.962cm" svg:x="13.097cm" svg:y="14.201cm">
          <draw:text-box>
            <text:p text:style-name="P2">data page (8 kB)</text:p>
          </draw:text-box>
        </draw:frame>
        <draw:g>
          <draw:custom-shape draw:style-name="gr3" draw:text-style-name="P4" draw:layer="layout" svg:width="5.5cm" svg:height="1.4cm" svg:x="2.801cm" svg:y="9.1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01cm" svg:y="9.301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01cm" svg:y="10.6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01cm" svg:y="10.801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cm" svg:y="12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12.3cm">
            <draw:text-box>
              <text:p text:style-name="P2">valid tuple</text:p>
            </draw:text-box>
          </draw:frame>
        </draw:g>
        <draw:frame draw:style-name="gr2" draw:text-style-name="P6" draw:layer="layout" svg:width="6.035cm" svg:height="1.119cm" svg:x="8.1cm" svg:y="1.2cm">
          <draw:text-box>
            <text:p text:style-name="P5">VACUUM FULL</text:p>
          </draw:text-box>
        </draw:frame>
        <draw:g>
          <draw:custom-shape draw:style-name="gr4" draw:text-style-name="P7" draw:layer="layout" svg:width="5.5cm" svg:height="1.4cm" svg:x="12.2cm" svg:y="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7.7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9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9.3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10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10.9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12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12.4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6.2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4.7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3.2cm">
            <draw:text-box>
              <text:p text:style-name="P8"><text:span text:style-name="T1">free space</text:span></text:p>
            </draw:text-box>
          </draw:frame>
        </draw:g>
        <draw:custom-shape draw:style-name="gr5" draw:text-style-name="P10" draw:layer="layout" svg:width="9.4cm" svg:height="8.7cm" svg:x="10.6cm" svg:y="3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6:13:19.203410286</meta:creation-date>
    <dc:date>2020-02-17T16:26:54.754988586</dc:date>
    <meta:editing-duration>PT13M32S</meta:editing-duration>
    <meta:editing-cycles>6</meta:editing-cycles>
    <meta:generator>LibreOffice/6.1.4.2$Linux_X86_64 LibreOffice_project/9d0f32d1f0b509096fd65e0d4bec26ddd1938fd3</meta:generator>
    <meta:document-statistic meta:object-count="48"/>
  </office:meta>
</office:document-meta>
</file>